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85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3.515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4.8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267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266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5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3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20" style:family="paragraph">
      <loext:graphic-properties draw:fill-color="#000000"/>
      <style:paragraph-properties fo:text-align="center"/>
      <style:text-properties fo:font-weight="bold"/>
    </style:style>
    <style:style style:name="P21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0-QMBHWShovel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8.15cm" svg:y1="105.6cm" svg:x2="39.201cm" svg:y2="107.199cm" draw:start-shape="id1" draw:start-glue-point="2" draw:end-shape="id2" draw:end-glue-point="6" svg:d="M38150 105600l1051 1599" svg:viewBox="0 0 1052 16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8cm" svg:y2="107.951cm" draw:start-shape="id7" draw:start-glue-point="4" draw:end-shape="id8" draw:end-glue-point="6" svg:d="M89298 106701l502 1250" svg:viewBox="0 0 503 1251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connector draw:style-name="gr12" draw:text-style-name="P7" draw:layer="Config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2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2cm" svg:y2="81.15cm" draw:start-shape="id21" draw:start-glue-point="1" draw:end-shape="id22" draw:end-glue-point="6" svg:d="M23600 80799l3600 351" svg:viewBox="0 0 3601 352">
          <text:p/>
        </draw:connector>
        <draw:connector draw:style-name="gr12" draw:text-style-name="P7" draw:layer="ConfigLayout" draw:type="line" svg:x1="39.201cm" svg:y1="107.199cm" svg:x2="27.45cm" svg:y2="81.4cm" draw:start-shape="id2" draw:start-glue-point="6" draw:end-shape="id22" draw:end-glue-point="8" svg:d="M39201 107199l-11751-25799" svg:viewBox="0 0 11752 25800">
          <text:p/>
        </draw:connector>
        <draw:connector draw:style-name="gr11" draw:text-style-name="P13" draw:layer="ConfigLayout" draw:type="line" svg:x1="27.273cm" svg:y1="80.973cm" svg:x2="26.502cm" svg:y2="79.4cm" draw:start-shape="id22" draw:start-glue-point="5" draw:end-shape="id20" draw:end-glue-point="6" svg:d="M27273 80973l-771-1573" svg:viewBox="0 0 772 1574">
          <text:p text:style-name="P9"><text:span text:style-name="T6">Transfer</text:span></text:p>
        </draw:connector>
        <draw:g xml:id="id23" draw:id="id23">
          <draw:g>
            <draw:custom-shape draw:style-name="gr7" draw:text-style-name="P10" draw:layer="Config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7" draw:text-style-name="P10" draw:layer="Config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4" draw:id="id24" draw:layer="ConfigLayout" svg:width="0.5cm" svg:height="0.5cm" svg:x="27.8cm" svg:y="8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4.9cm" svg:y1="82.501cm" svg:x2="27.873cm" svg:y2="82.573cm" draw:start-shape="id23" draw:end-shape="id24" draw:end-glue-point="5" svg:d="M24900 82501l2973 72" svg:viewBox="0 0 2974 73">
          <text:p/>
        </draw:connector>
        <draw:connector draw:style-name="gr12" draw:text-style-name="P7" draw:layer="ConfigLayout" draw:type="line" svg:x1="39.201cm" svg:y1="107.199cm" svg:x2="28.05cm" svg:y2="83cm" draw:start-shape="id2" draw:start-glue-point="6" draw:end-shape="id24" draw:end-glue-point="8" svg:d="M39201 107199l-11151-24199" svg:viewBox="0 0 11152 24200">
          <text:p/>
        </draw:connector>
        <draw:custom-shape draw:style-name="gr5" draw:text-style-name="P6" xml:id="id25" draw:id="id25" draw:layer="Config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9.201cm" svg:y1="107.199cm" svg:x2="30.127cm" svg:y2="86.927cm" draw:start-shape="id2" draw:start-glue-point="6" draw:end-shape="id25" draw:end-glue-point="9" svg:d="M39201 107199l-9074-20272" svg:viewBox="0 0 9075 20273">
          <text:p/>
        </draw:connector>
        <draw:connector draw:style-name="gr11" draw:text-style-name="P7" draw:layer="ConfigLayout" draw:type="line" svg:x1="28.05cm" svg:y1="82.5cm" svg:x2="27.273cm" svg:y2="81.327cm" draw:start-shape="id24" draw:end-shape="id22" draw:end-glue-point="7" svg:d="M28050 82500l-777-1173" svg:viewBox="0 0 778 1174">
          <text:p text:style-name="P9"><text:span text:style-name="T6">Transfer</text:span></text:p>
        </draw:connector>
        <draw:connector draw:style-name="gr12" draw:text-style-name="P7" draw:layer="ConfigLayout" draw:type="line" svg:x1="26.6cm" svg:y1="86.899cm" svg:x2="29.7cm" svg:y2="86.75cm" draw:start-shape="id26" draw:start-glue-point="1" draw:end-shape="id25" draw:end-glue-point="6" svg:d="M26600 86899l3100-149" svg:viewBox="0 0 3101 150">
          <text:p/>
        </draw:connector>
        <draw:connector draw:style-name="gr11" draw:text-style-name="P7" draw:layer="ConfigLayout" draw:type="line" svg:x1="28.95cm" svg:y1="84.5cm" svg:x2="28.05cm" svg:y2="83cm" draw:start-shape="id27" draw:start-glue-point="4" draw:end-shape="id24" draw:end-glue-point="8" svg:d="M28950 84500l-900-1500" svg:viewBox="0 0 901 1501">
          <text:p text:style-name="P9"><text:span text:style-name="T6">Transfer</text:span></text:p>
        </draw:connector>
        <draw:connector draw:style-name="gr11" draw:text-style-name="P7" draw:layer="ConfigLayout" draw:type="line" svg:x1="29.95cm" svg:y1="86.5cm" svg:x2="28.773cm" svg:y2="84.927cm" draw:start-shape="id25" draw:start-glue-point="4" draw:end-shape="id27" draw:end-glue-point="7" svg:d="M29950 86500l-1177-1573" svg:viewBox="0 0 1178 1574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8" draw:end-glue-point="8" svg:d="M40751 109101c0-22069 665-7356 665-29427" svg:viewBox="0 0 666 29428">
          <text:p text:style-name="P9"><text:span text:style-name="T3">Reset</text:span></text:p>
        </draw:connector>
        <draw:g xml:id="id29" draw:id="id29">
          <draw:g>
            <draw:custom-shape draw:style-name="gr16" draw:text-style-name="P10" draw:layer="ConfigLayout" svg:width="0.8cm" svg:height="0.3cm" svg:x="41.8cm" svg:y="82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6cm" svg:y="82.1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8cm" svg:y="82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6cm" svg:y="82.4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8cm" svg:y="82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cm" svg:y="83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8cm" svg:y="83.0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9cm" svg:y="83.0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30" draw:id="id30" draw:layer="ConfigLayout" svg:width="0.5cm" svg:height="0.5cm" svg:x="42.9cm" svg:y="8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3.45cm" svg:y1="82.1cm" svg:x2="43.327cm" svg:y2="80.827cm" draw:start-shape="id29" draw:start-glue-point="0" draw:end-shape="id30" draw:end-glue-point="9" svg:d="M43450 82100l-123-1273" svg:viewBox="0 0 124 1274">
          <text:p/>
        </draw:connector>
        <draw:connector draw:style-name="gr11" draw:text-style-name="P7" draw:layer="ConfigLayout" draw:type="line" svg:x1="41.593cm" svg:y1="79.601cm" svg:x2="42.973cm" svg:y2="80.473cm" draw:start-shape="id28" draw:start-glue-point="9" draw:end-shape="id30" draw:end-glue-point="5" svg:d="M41593 79601l1380 872" svg:viewBox="0 0 1381 873">
          <text:p text:style-name="P9"><text:span text:style-name="T6">Transfer</text:span></text:p>
        </draw:connector>
        <draw:connector draw:style-name="gr11" draw:text-style-name="P15" draw:layer="ConfigLayout" draw:type="line" svg:x1="29.2cm" svg:y1="84.75cm" svg:x2="42.973cm" svg:y2="80.827cm" draw:start-shape="id27" draw:start-glue-point="10" draw:end-shape="id30" draw:end-glue-point="7" svg:d="M29200 84750l13773-3923" svg:viewBox="0 0 13774 3924">
          <text:p text:style-name="P14"><text:span text:style-name="T7">0</text:span></text:p>
        </draw:connector>
        <draw:connector draw:style-name="gr11" draw:text-style-name="P15" draw:layer="ConfigLayout" draw:type="line" svg:x1="28.3cm" svg:y1="82.75cm" svg:x2="42.9cm" svg:y2="80.65cm" draw:start-shape="id24" draw:start-glue-point="10" draw:end-shape="id30" draw:end-glue-point="6" svg:d="M28300 82750l14600-2100" svg:viewBox="0 0 14601 2101">
          <text:p text:style-name="P14"><text:span text:style-name="T7">1</text:span></text:p>
        </draw:connector>
        <draw:g xml:id="id31" draw:id="id31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1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2" draw:id="id32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2" draw:start-glue-point="1" draw:end-shape="id33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4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3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3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3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3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3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3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3" draw:id="id33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5" draw:id="id35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451cm" svg:y2="70.401cm" draw:start-shape="id35" draw:end-shape="id36" draw:end-glue-point="4" svg:d="M18450 68802l1001 1599" svg:viewBox="0 0 1002 1600">
          <text:p/>
        </draw:connector>
        <draw:connector draw:style-name="gr11" draw:text-style-name="P10" draw:layer="ConfigLayout" draw:type="line" svg:x1="17.4cm" svg:y1="71.05cm" svg:x2="19.201cm" svg:y2="70.651cm" draw:start-shape="id33" draw:start-glue-point="10" draw:end-shape="id36" draw:end-glue-point="6" svg:d="M17400 71050l1801-399" svg:viewBox="0 0 1802 400">
          <text:p text:style-name="P9"><text:span text:style-name="T3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9.701cm" svg:y1="70.651cm" svg:x2="21.4cm" svg:y2="70.55cm" draw:start-shape="id36" draw:start-glue-point="10" draw:end-shape="id37" draw:end-glue-point="6" svg:d="M19701 70651l1699-101" svg:viewBox="0 0 1700 102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4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4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4" draw:end-glue-point="8" svg:d="M39201 107199l-10251-36199" svg:viewBox="0 0 10252 36200">
          <text:p/>
        </draw:connector>
        <draw:custom-shape draw:style-name="gr5" draw:text-style-name="P6" xml:id="id36" draw:id="id36" draw:layer="ConfigLayout" svg:width="0.5cm" svg:height="0.5cm" svg:x="19.201cm" svg:y="7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4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6" draw:layer="layout" draw:type="curve" svg:x1="28.773cm" svg:y1="84.573cm" svg:x2="93.801cm" svg:y2="31.9cm" draw:start-shape="id27" draw:start-glue-point="5" draw:end-shape="id44" draw:end-glue-point="3" svg:d="M28773 84573c0-39559 65028-13223 65028-52673" svg:viewBox="0 0 65029 52674">
          <text:p/>
        </draw:connector>
        <draw:connector draw:style-name="gr28" draw:text-style-name="P16" draw:layer="layout" draw:type="curve" svg:x1="39.117cm" svg:y1="79.175cm" svg:x2="38.301cm" svg:y2="45.7cm" draw:start-shape="id45" draw:start-glue-point="4" draw:end-shape="id46" draw:end-glue-point="6" svg:d="M39117 79175c0-24954-816-8217-816-33475" svg:viewBox="0 0 817 33476">
          <text:p/>
        </draw:connector>
        <draw:connector draw:style-name="gr28" draw:text-style-name="P16" draw:layer="layout" draw:type="curve" svg:x1="41.666cm" svg:y1="79.424cm" svg:x2="52.601cm" svg:y2="57.299cm" draw:start-shape="id28" draw:start-glue-point="10" draw:end-shape="id47" draw:end-glue-point="4" svg:d="M41666 79424c8052 0 2585-22125 10935-22125" svg:viewBox="0 0 10936 22126">
          <text:p/>
        </draw:connector>
        <draw:custom-shape draw:style-name="gr29" draw:text-style-name="P18" draw:layer="ConfigLayout" svg:width="111.4cm" svg:height="32.9cm" svg:x="3.6cm" svg:y="1cm">
          <text:p text:style-name="P17"><text:span text:style-name="T8">Layer 2 </text:span></text:p>
          <text:p text:style-name="P17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1cm" svg:y2="57.299cm" draw:start-shape="id48" draw:start-glue-point="1" draw:end-shape="id47" draw:end-glue-point="4" svg:d="M51700 55753l901 1546" svg:viewBox="0 0 902 1547">
          <text:p/>
        </draw:connector>
        <draw:connector draw:style-name="gr12" draw:text-style-name="P7" draw:layer="ConfigLayout" draw:type="line" svg:x1="55.6cm" svg:y1="48.651cm" svg:x2="57.601cm" svg:y2="49.501cm" draw:start-shape="id49" draw:start-glue-point="1" draw:end-shape="id47" draw:end-glue-point="6" svg:d="M55600 48651l2001 850" svg:viewBox="0 0 2002 851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699cm" svg:y2="57.299cm" draw:start-shape="id50" draw:start-glue-point="3" draw:end-shape="id47" draw:end-glue-point="5" svg:d="M65600 56051l-2901 1248" svg:viewBox="0 0 2902 1249">
          <text:p/>
        </draw:connector>
        <draw:connector draw:style-name="gr12" draw:text-style-name="P7" draw:layer="ConfigLayout" draw:type="line" svg:x1="37cm" svg:y1="45.35cm" svg:x2="38.301cm" svg:y2="45.7cm" draw:start-shape="id51" draw:start-glue-point="1" draw:end-shape="id46" draw:end-glue-point="6" svg:d="M37000 45350l1301 350" svg:viewBox="0 0 1302 351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2" draw:start-glue-point="1" draw:end-shape="id46" draw:end-glue-point="5" svg:d="M40600 38850l2798-949" svg:viewBox="0 0 2799 950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3" draw:start-glue-point="3" draw:end-shape="id46" draw:end-glue-point="4" svg:d="M50800 44451l-2402 1248" svg:viewBox="0 0 2403 1249">
          <text:p/>
        </draw:connector>
        <draw:g xml:id="id84" draw:id="id84">
          <draw:g>
            <draw:custom-shape draw:style-name="gr16" draw:text-style-name="P10" draw:layer="ConfigLayout" svg:width="0.8cm" svg:height="0.3cm" svg:x="105.9cm" svg:y="29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6.7cm" svg:y="29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5.9cm" svg:y="29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1cm" svg:y="30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1cm" svg:y="30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0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5.9cm" svg:y="30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7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5.9cm" svg:y="29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4" draw:start-glue-point="1" draw:end-shape="id27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7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7cm" svg:y2="79.425cm" draw:start-shape="id20" draw:start-glue-point="4" draw:end-shape="id45" draw:end-glue-point="6" svg:d="M36599 79399l2268 26" svg:viewBox="0 0 2269 27">
          <text:p/>
        </draw:connector>
        <draw:custom-shape draw:style-name="gr5" draw:text-style-name="P6" xml:id="id28" draw:id="id28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8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onnector draw:style-name="gr28" draw:text-style-name="P16" draw:layer="layout" draw:type="curve" svg:x1="62.699cm" svg:y1="57.299cm" svg:x2="90.05cm" svg:y2="107.701cm" draw:start-shape="id47" draw:start-glue-point="5" draw:end-shape="id8" draw:end-glue-point="4" svg:d="M62699 57299c0 37953 27351 12752 27351 50402" svg:viewBox="0 0 27352 50403">
          <text:p/>
        </draw:connector>
        <draw:custom-shape draw:style-name="gr35" draw:text-style-name="P18" draw:layer="ConfigLayout" svg:width="111.1cm" svg:height="53.6cm" svg:x="3.6cm" svg:y="62.7cm">
          <text:p text:style-name="P17"><text:span text:style-name="T8">Layer 0 </text:span></text:p>
          <text:p text:style-name="P17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ConfigLayout" svg:width="111.2cm" svg:height="28.8cm" svg:x="3.6cm" svg:y="33.9cm">
          <text:p text:style-name="P17"><text:span text:style-name="T8">Layer 1 </text:span></text:p>
          <text:p text:style-name="P17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7" draw:id="id27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draw:layer="layout" draw:type="curve" svg:x1="103.9cm" svg:y1="31.9cm" svg:x2="43.6cm" svg:y2="36.449cm" draw:start-shape="id57" draw:start-glue-point="3" draw:end-shape="id58" draw:end-glue-point="10" svg:d="M103900 31900c-45223 0-15074 4549-60300 4549" svg:viewBox="0 0 60301 4550">
          <text:p/>
        </draw:connector>
        <draw:connector draw:style-name="gr28" draw:text-style-name="P16" draw:layer="layout" draw:type="curve" svg:x1="48.398cm" svg:y1="45.699cm" svg:x2="57.601cm" svg:y2="49.501cm" draw:start-shape="id46" draw:start-glue-point="4" draw:end-shape="id47" draw:end-glue-point="6" svg:d="M48398 45699c0 2778 9203 877 9203 3802" svg:viewBox="0 0 9204 3803">
          <text:p/>
        </draw:connector>
        <draw:connector draw:style-name="gr11" draw:text-style-name="P10" draw:layer="layout" draw:type="line" svg:x1="29.2cm" svg:y1="84.75cm" svg:x2="36.599cm" svg:y2="79.399cm" draw:start-shape="id27" draw:start-glue-point="10" draw:end-shape="id20" draw:end-glue-point="4" svg:d="M29200 84750l7399-5351" svg:viewBox="0 0 7400 5352">
          <text:p text:style-name="P9"><text:span text:style-name="T3">Initial</text:span></text:p>
        </draw:connector>
        <draw:connector draw:style-name="gr12" draw:text-style-name="P7" draw:layer="layout" draw:type="line" svg:x1="72.6cm" svg:y1="47.951cm" svg:x2="74.301cm" svg:y2="49.199cm" draw:start-shape="id59" draw:start-glue-point="1" draw:end-shape="id60" draw:end-glue-point="6" svg:d="M72600 47951l1701 1248" svg:viewBox="0 0 1702 1249">
          <text:p/>
        </draw:connector>
        <draw:connector draw:style-name="gr12" draw:text-style-name="P7" draw:layer="layout" draw:type="line" svg:x1="86.2cm" svg:y1="48.199cm" svg:x2="84.398cm" svg:y2="49.198cm" draw:start-shape="id61" draw:start-glue-point="3" draw:end-shape="id60" draw:end-glue-point="4" svg:d="M86200 48199l-1802 999" svg:viewBox="0 0 1803 1000">
          <text:p/>
        </draw:connector>
        <draw:custom-shape draw:style-name="gr5" draw:text-style-name="P6" xml:id="id62" draw:id="id62" draw:layer="layout" svg:width="0.5cm" svg:height="0.5cm" svg:x="76.8cm" svg:y="4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77.3cm" svg:y1="41.45cm" svg:x2="79.398cm" svg:y2="41.4cm" draw:start-shape="id62" draw:start-glue-point="10" draw:end-shape="id60" draw:end-glue-point="5" svg:d="M77300 41450l2098-50" svg:viewBox="0 0 2099 51">
          <text:p/>
        </draw:connector>
        <draw:connector draw:style-name="gr12" draw:text-style-name="P7" draw:layer="layout" draw:type="line" svg:x1="74.9cm" svg:y1="41.101cm" svg:x2="76.8cm" svg:y2="41.45cm" draw:start-shape="id63" draw:start-glue-point="1" draw:end-shape="id62" draw:end-glue-point="6" svg:d="M74900 41101l1900 349" svg:viewBox="0 0 1901 350">
          <text:p/>
        </draw:connector>
        <draw:g xml:id="id94" draw:id="id9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6" draw:layer="layout" draw:type="curve" draw:line-skew="-8.874cm" svg:x1="27.401cm" svg:y1="28.197cm" svg:x2="55.601cm" svg:y2="10.799cm" draw:start-shape="id64" draw:start-glue-point="7" draw:end-shape="id65" draw:end-glue-point="6" svg:d="M27401 28197c0-7156 28200 1542 28200-17398" svg:viewBox="0 0 28201 17399">
          <text:p/>
        </draw:connector>
        <draw:custom-shape draw:style-name="gr5" draw:text-style-name="P6" xml:id="id67" draw:id="id67" draw:layer="layout" svg:width="0.5cm" svg:height="0.5cm" svg:x="25.8cm" svg:y="2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6" draw:id="id66" draw:layer="layout" svg:width="0.5cm" svg:height="0.5cm" svg:x="27.201cm" svg:y="2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27.451cm" svg:y1="22.599cm" svg:x2="27.45cm" svg:y2="23.498cm" draw:start-shape="id66" draw:start-glue-point="8" draw:end-shape="id64" draw:end-glue-point="0" svg:d="M27451 22599l-1 899" svg:viewBox="0 0 2 900">
          <text:p/>
        </draw:connector>
        <draw:connector draw:style-name="gr38" draw:text-style-name="P7" draw:layer="layout" draw:type="line" svg:x1="26.3cm" svg:y1="22.348cm" svg:x2="27.201cm" svg:y2="22.349cm" draw:start-shape="id67" draw:start-glue-point="10" draw:end-shape="id66" draw:end-glue-point="6" svg:d="M26300 22348l901 1" svg:viewBox="0 0 902 2">
          <text:p/>
        </draw:connector>
        <draw:connector draw:style-name="gr39" draw:text-style-name="P16" draw:layer="layout" draw:type="curve" svg:x1="65.698cm" svg:y1="10.798cm" svg:x2="27.451cm" svg:y2="22.099cm" draw:start-shape="id65" draw:start-glue-point="4" draw:end-shape="id66" draw:end-glue-point="4" svg:d="M65698 10798c0 8628-38247 2978-38247 11301" svg:viewBox="0 0 38248 11302">
          <text:p text:style-name="P9"><text:span text:style-name="T9">Key</text:span></text:p>
        </draw:connector>
        <draw:connector draw:style-name="gr38" draw:text-style-name="P7" draw:layer="layout" draw:type="line" svg:x1="35.05cm" svg:y1="30.1cm" svg:x2="32.499cm" svg:y2="31.597cm" draw:start-shape="id68" draw:start-glue-point="2" draw:end-shape="id64" draw:end-glue-point="5" svg:d="M35050 30100l-2551 1497" svg:viewBox="0 0 2552 1498">
          <text:p/>
        </draw:connector>
        <draw:g xml:id="id69" draw:id="id69">
          <draw:g>
            <draw:custom-shape draw:style-name="gr16" draw:text-style-name="P10" draw:layer="layout" svg:width="0.8cm" svg:height="0.3cm" svg:x="29.001cm" svg:y="21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3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001cm" svg:y="21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6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001cm" svg:y="2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1.201cm" svg:y="22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001cm" svg:y="22.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0.101cm" svg:y="22.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29.201cm" svg:y="23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001cm" svg:y="23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29.201cm" svg:y="23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29.001cm" svg:y1="21.999cm" svg:x2="27.701cm" svg:y2="22.349cm" draw:start-shape="id69" draw:start-glue-point="3" draw:end-shape="id66" draw:end-glue-point="10" svg:d="M29001 21999l-1300 350" svg:viewBox="0 0 1301 351">
          <text:p/>
        </draw:connector>
        <draw:connector draw:style-name="gr38" draw:text-style-name="P7" draw:layer="layout" draw:type="line" svg:x1="29.201cm" svg:y1="23.283cm" svg:x2="27.45cm" svg:y2="23.498cm" draw:end-shape="id64" svg:d="M29201 23283l-1751 215" svg:viewBox="0 0 1752 216">
          <text:p/>
        </draw:connector>
        <draw:connector draw:style-name="gr38" draw:text-style-name="P7" draw:layer="layout" draw:type="line" svg:x1="23.7cm" svg:y1="21.799cm" svg:x2="25.8cm" svg:y2="22.348cm" draw:start-shape="id70" draw:start-glue-point="1" svg:d="M23700 21799l2100 549" svg:viewBox="0 0 2101 550">
          <text:p/>
        </draw:connector>
        <draw:g xml:id="id70" draw:id="id70">
          <draw:g>
            <draw:custom-shape draw:style-name="gr16" draw:text-style-name="P10" draw:layer="layout" svg:width="0.8cm" svg:height="0.3cm" svg:x="20.4cm" svg:y="21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198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1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1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2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2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2.1cm">
                <text:p text:style-name="P9"><text:span text:style-name="T3">1.04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3.4cm" svg:y1="9.947cm" svg:x2="55.601cm" svg:y2="10.799cm" draw:start-shape="id71" draw:end-shape="id65" draw:end-glue-point="6" svg:d="M53400 9947l2201 852" svg:viewBox="0 0 2202 853">
          <text:p/>
        </draw:connector>
        <draw:connector draw:style-name="gr38" draw:text-style-name="P7" draw:layer="layout" draw:type="line" svg:x1="67.2cm" svg:y1="10.349cm" svg:x2="65.698cm" svg:y2="10.798cm" draw:start-shape="id72" draw:end-shape="id65" draw:end-glue-point="4" svg:d="M67200 10349l-1502 449" svg:viewBox="0 0 1503 450">
          <text:p/>
        </draw:connector>
        <draw:g xml:id="id73" draw:id="id73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63.6cm" svg:y1="1.849cm" svg:x2="60.698cm" svg:y2="3cm" draw:start-shape="id73" draw:start-glue-point="3" draw:end-shape="id65" draw:end-glue-point="5" svg:d="M63600 1849l-2902 1151" svg:viewBox="0 0 2903 1152">
          <text:p/>
        </draw:connector>
        <draw:g xml:id="id72" draw:id="id72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5" draw:id="id65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61.717cm" svg:y="27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59.389cm" svg:y="24.8cm" svg:viewBox="0 0 9722 7480" draw:points="0,7480 9722,7480 4858,0">
            <text:p/>
          </draw:polygon>
          <draw:custom-shape draw:style-name="gr4" draw:text-style-name="P5" draw:layer="layout" svg:width="0.486cm" svg:height="0.5cm" svg:x="59cm" svg:y="32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9.014cm" svg:y="3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4.00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64cm" svg:y="2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76" draw:id="id76" draw:layer="layout" svg:width="0.5cm" svg:height="0.5cm" svg:x="62.3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74" draw:id="id74" draw:layer="layout" svg:width="0.5cm" svg:height="0.5cm" svg:x="64.001cm" svg:y="2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64.251cm" svg:y1="23.401cm" svg:x2="64.25cm" svg:y2="24.3cm" draw:start-shape="id74" draw:start-glue-point="8" draw:end-shape="id75" draw:end-glue-point="0" svg:d="M64251 23401l-1 899" svg:viewBox="0 0 2 900">
          <text:p/>
        </draw:connector>
        <draw:connector draw:style-name="gr38" draw:text-style-name="P7" draw:layer="layout" draw:type="line" svg:x1="62.8cm" svg:y1="23.15cm" svg:x2="64.001cm" svg:y2="23.151cm" draw:start-shape="id76" draw:start-glue-point="10" draw:end-shape="id74" draw:end-glue-point="6" svg:d="M62800 23150l1201 1" svg:viewBox="0 0 1202 2">
          <text:p/>
        </draw:connector>
        <draw:g xml:id="id77" draw:id="id77">
          <draw:g>
            <draw:custom-shape draw:style-name="gr16" draw:text-style-name="P10" draw:layer="layout" svg:width="0.8cm" svg:height="0.3cm" svg:x="56.7cm" svg:y="30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5cm" svg:y="30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56.7cm" svg:y="30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xml:id="id88" draw:id="id88" draw:layer="layout" draw:type="line" svg:x1="58.35cm" svg:y1="30.398cm" svg:x2="59.201cm" svg:y2="32.4cm" draw:start-shape="id77" draw:start-glue-point="2" svg:d="M58350 30398l851 2002" svg:viewBox="0 0 852 2003">
          <text:p/>
        </draw:connector>
        <draw:connector draw:style-name="gr38" draw:text-style-name="P7" xml:id="id89" draw:id="id89" draw:layer="layout" draw:type="line" svg:x1="70.95cm" svg:y1="31.102cm" svg:x2="69.3cm" svg:y2="32.4cm" draw:start-shape="id78" draw:start-glue-point="2" svg:d="M70950 31102l-1650 1298" svg:viewBox="0 0 1651 1299">
          <text:p/>
        </draw:connector>
        <draw:g xml:id="id79" draw:id="id79">
          <draw:g>
            <draw:custom-shape draw:style-name="gr16" draw:text-style-name="P10" draw:layer="layout" svg:width="0.8cm" svg:height="0.3cm" svg:x="66.501cm" svg:y="2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2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.501cm" svg:y="2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.501cm" svg:y="2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701cm" svg:y="23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501cm" svg:y="23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.601cm" svg:y="23.1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65.701cm" svg:y="23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501cm" svg:y="23.8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701cm" svg:y="23.8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66.501cm" svg:y1="22.801cm" svg:x2="64.502cm" svg:y2="23.151cm" draw:start-shape="id79" draw:start-glue-point="3" svg:d="M66501 22801l-1999 350" svg:viewBox="0 0 2000 351">
          <text:p/>
        </draw:connector>
        <draw:connector draw:style-name="gr38" draw:text-style-name="P7" draw:layer="layout" draw:type="line" svg:x1="65.701cm" svg:y1="24.085cm" svg:x2="64.251cm" svg:y2="24.336cm" svg:d="M65701 24085l-1450 251" svg:viewBox="0 0 1451 252">
          <text:p/>
        </draw:connector>
        <draw:connector draw:style-name="gr38" draw:text-style-name="P7" draw:layer="layout" draw:type="line" svg:x1="61.3cm" svg:y1="21.201cm" svg:x2="62.3cm" svg:y2="23.15cm" draw:start-shape="id80" draw:start-glue-point="1" svg:d="M61300 21201l1000 1949" svg:viewBox="0 0 1001 1950">
          <text:p/>
        </draw:connector>
        <draw:g xml:id="id80" draw:id="id80">
          <draw:g>
            <draw:custom-shape draw:style-name="gr16" draw:text-style-name="P10" draw:layer="layout" svg:width="0.8cm" svg:height="0.3cm" svg:x="58cm" svg:y="2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6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cm" svg:y="2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cm" svg:y="2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2cm" svg:y="2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8cm" svg:y="2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9.1cm" svg:y="21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6" draw:layer="layout" draw:type="curve" draw:line-skew="-9.514cm" svg:x1="64.201cm" svg:y1="28.999cm" svg:x2="55.601cm" svg:y2="10.799cm" draw:start-shape="id75" draw:start-glue-point="7" draw:end-shape="id65" draw:end-glue-point="6" svg:d="M64201 28999c0-8116-8600 983-8600-18200" svg:viewBox="0 0 8601 18201">
          <text:p/>
        </draw:connector>
        <draw:connector draw:style-name="gr39" draw:text-style-name="P16" draw:layer="layout" draw:type="curve" svg:x1="65.698cm" svg:y1="10.798cm" svg:x2="64.251cm" svg:y2="22.901cm" draw:start-shape="id65" draw:start-glue-point="4" draw:end-shape="id74" draw:end-glue-point="4" svg:d="M65698 10798c0 9229-1447 3178-1447 12103" svg:viewBox="0 0 1448 12104">
          <text:p text:style-name="P9"><text:span text:style-name="T9">Key</text:span></text:p>
        </draw:connector>
        <draw:g xml:id="id82" draw:id="id82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317cm" svg:y="27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3.989cm" svg:y="24.3cm" svg:viewBox="0 0 9722 7480" draw:points="0,7480 9722,7480 4858,0">
            <text:p/>
          </draw:polygon>
          <draw:custom-shape draw:style-name="gr4" draw:text-style-name="P5" draw:layer="layout" svg:width="0.486cm" svg:height="0.5cm" svg:x="93.6cm" svg:y="31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3.614cm" svg:y="3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8.607cm" svg:y="2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8.6cm" svg:y="2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81" draw:id="id81" draw:layer="layout" svg:width="0.5cm" svg:height="0.5cm" svg:x="98.601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98.851cm" svg:y1="22.901cm" svg:x2="98.85cm" svg:y2="23.8cm" draw:start-shape="id81" draw:start-glue-point="8" draw:end-shape="id82" draw:end-glue-point="0" svg:d="M98851 22901l-1 899" svg:viewBox="0 0 2 900">
          <text:p/>
        </draw:connector>
        <draw:g xml:id="id83" draw:id="id83">
          <draw:g>
            <draw:custom-shape draw:style-name="gr16" draw:text-style-name="P10" draw:layer="layout" svg:width="0.8cm" svg:height="0.3cm" svg:x="90.6cm" svg:y="3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1.4cm" svg:y="30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90.6cm" svg:y="30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xml:id="id44" draw:id="id44" draw:layer="layout" draw:type="line" svg:x1="92.25cm" svg:y1="30.302cm" svg:x2="93.801cm" svg:y2="31.9cm" draw:start-shape="id83" draw:start-glue-point="2" svg:d="M92250 30302l1551 1598" svg:viewBox="0 0 1552 1599">
          <text:p/>
        </draw:connector>
        <draw:connector draw:style-name="gr38" draw:text-style-name="P7" xml:id="id57" draw:id="id57" draw:layer="layout" draw:type="line" svg:x1="105.9cm" svg:y1="30.77cm" svg:x2="103.9cm" svg:y2="31.9cm" draw:start-shape="id84" draw:start-glue-point="3" svg:d="M105900 30770l-2000 1130" svg:viewBox="0 0 2001 1131">
          <text:p/>
        </draw:connector>
        <draw:g xml:id="id85" draw:id="id85">
          <draw:g>
            <draw:custom-shape draw:style-name="gr16" draw:text-style-name="P10" draw:layer="layout" svg:width="0.8cm" svg:height="0.3cm" svg:x="101.10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1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10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2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10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301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101cm" svg:y="22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201cm" svg:y="22.6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100.301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101cm" svg:y="23.3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100.301cm" svg:y="23.3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101.101cm" svg:y1="22.301cm" svg:x2="99.102cm" svg:y2="22.651cm" draw:start-shape="id85" draw:start-glue-point="3" svg:d="M101101 22301l-1999 350" svg:viewBox="0 0 2000 351">
          <text:p/>
        </draw:connector>
        <draw:connector draw:style-name="gr38" draw:text-style-name="P7" draw:layer="layout" draw:type="line" svg:x1="100.301cm" svg:y1="23.585cm" svg:x2="98.851cm" svg:y2="23.836cm" svg:d="M100301 23585l-1450 251" svg:viewBox="0 0 1451 252">
          <text:p/>
        </draw:connector>
        <draw:connector draw:style-name="gr28" draw:text-style-name="P16" draw:layer="layout" draw:type="curve" draw:line-skew="-13.221cm" svg:x1="98.801cm" svg:y1="28.499cm" svg:x2="55.601cm" svg:y2="10.799cm" draw:start-shape="id82" draw:start-glue-point="7" draw:end-shape="id65" draw:end-glue-point="6" svg:d="M98801 28499c0-13677-43200-4827-43200-17700" svg:viewBox="0 0 43201 17701">
          <text:p/>
        </draw:connector>
        <draw:connector draw:style-name="gr39" draw:text-style-name="P16" draw:layer="layout" draw:type="curve" svg:x1="65.698cm" svg:y1="10.798cm" svg:x2="98.851cm" svg:y2="22.401cm" draw:start-shape="id65" draw:start-glue-point="4" draw:end-shape="id81" draw:end-glue-point="4" svg:d="M65698 10798c0 8854 33153 3053 33153 11603" svg:viewBox="0 0 33154 11604">
          <text:p text:style-name="P9"><text:span text:style-name="T9">Key</text:span></text:p>
        </draw:connector>
        <draw:g xml:id="id71" draw:id="id71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9" draw:layer="layout" svg:width="1.1cm" svg:height="0.3cm" svg:x="51.2cm" svg:y="10.098cm">
                <text:p text:style-name="P9"><text:span text:style-name="T10">0.01,0.01,0.001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6" draw:layer="layout" draw:type="curve" draw:line-skew="-3.653cm" svg:x1="28.773cm" svg:y1="84.573cm" svg:x2="22.401cm" svg:y2="31.597cm" draw:start-shape="id27" draw:start-glue-point="5" draw:end-shape="id64" draw:end-glue-point="4" svg:d="M28773 84573c0-45114-6372-18626-6372-52976" svg:viewBox="0 0 6373 52977">
          <text:p/>
        </draw:connector>
        <draw:g xml:id="id86" draw:id="id86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20.35cm" svg:y1="32.598cm" svg:x2="22.401cm" svg:y2="31.597cm" draw:start-shape="id86" draw:start-glue-point="0" draw:end-shape="id64" draw:end-glue-point="4" svg:d="M20350 32598l2051-1001" svg:viewBox="0 0 2052 1002">
          <text:p/>
        </draw:connector>
        <draw:custom-shape draw:style-name="gr5" draw:text-style-name="P6" xml:id="id8" draw:id="id8" draw:layer="ConfigLayout" svg:width="0.5cm" svg:height="0.5cm" svg:x="89.8cm" svg:y="10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89.873cm" svg:y1="108.128cm" svg:x2="89.127cm" svg:y2="109.074cm" draw:start-shape="id8" draw:start-glue-point="7" draw:end-shape="id10" draw:end-glue-point="11" svg:d="M89873 108128l-746 946" svg:viewBox="0 0 747 947">
          <text:p/>
        </draw:connector>
        <draw:g xml:id="id87" draw:id="id87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3cm" svg:y2="107.951cm" draw:start-shape="id87" draw:start-glue-point="3" draw:end-shape="id8" draw:end-glue-point="10" svg:d="M93100 107450l-2800 501" svg:viewBox="0 0 2801 502">
          <text:p/>
        </draw:connector>
        <draw:connector draw:style-name="gr28" draw:text-style-name="P16" draw:layer="ConfigLayout" draw:type="curve" svg:x1="32.499cm" svg:y1="31.597cm" svg:x2="90.05cm" svg:y2="107.701cm" draw:start-shape="id64" draw:start-glue-point="5" draw:end-shape="id8" draw:end-glue-point="4" svg:d="M32499 31597c0 57229 57551 19178 57551 76104" svg:viewBox="0 0 57552 76105">
          <text:p/>
        </draw:connector>
        <draw:connector draw:style-name="gr28" draw:text-style-name="P16" draw:layer="ConfigLayout" draw:type="curve" svg:x1="84.398cm" svg:y1="49.198cm" svg:x2="90.05cm" svg:y2="107.701cm" draw:start-shape="id60" draw:start-glue-point="4" draw:end-shape="id8" draw:end-glue-point="4" svg:d="M84398 49198c0 44029 5652 14778 5652 58503" svg:viewBox="0 0 5653 58504">
          <text:p/>
        </draw:connector>
        <draw:connector draw:style-name="gr28" draw:text-style-name="P16" draw:layer="layout" draw:type="curve" svg:x1="28.773cm" svg:y1="84.573cm" svg:x2="59.201cm" svg:y2="32.4cm" draw:start-shape="id27" draw:start-glue-point="5" draw:end-shape="id88" draw:end-glue-point="3" svg:d="M28773 84573c0-39184 30428-13098 30428-52173" svg:viewBox="0 0 30429 52174">
          <text:p/>
        </draw:connector>
        <draw:custom-shape draw:style-name="gr40" draw:text-style-name="P6" xml:id="id58" draw:id="id58" draw:layer="layout" svg:width="0.5cm" svg:height="0.5cm" svg:x="43.1cm" svg:y="36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1" draw:id="id91" draw:layer="layout" svg:width="0.5cm" svg:height="0.5cm" svg:x="41.901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6" draw:layer="layout" draw:type="curve" svg:x1="69.3cm" svg:y1="32.4cm" svg:x2="43.35cm" svg:y2="36.199cm" draw:start-shape="id89" draw:start-glue-point="3" draw:end-shape="id58" draw:end-glue-point="4" svg:d="M69300 32400c0 2848-25950 949-25950 3799" svg:viewBox="0 0 25951 3800">
          <text:p/>
        </draw:connector>
        <draw:g xml:id="id90" draw:id="id90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6cm" draw:start-shape="id90" draw:end-shape="id58" draw:end-glue-point="9" svg:d="M44200 38150l-673-1524" svg:viewBox="0 0 674 1525">
          <text:p/>
        </draw:connector>
        <draw:connector draw:style-name="gr6" draw:text-style-name="P10" draw:layer="ConfigLayout" draw:type="line" svg:x1="43.35cm" svg:y1="36.699cm" svg:x2="43.35cm" svg:y2="37.601cm" draw:start-shape="id58" draw:start-glue-point="8" draw:end-shape="id46" draw:end-glue-point="0" svg:d="M43350 36699v902" svg:viewBox="0 0 1 903">
          <text:p/>
        </draw:connector>
        <draw:connector draw:style-name="gr13" draw:text-style-name="P10" draw:layer="ConfigLayout" draw:type="line" svg:x1="42.328cm" svg:y1="35.427cm" svg:x2="43.173cm" svg:y2="36.272cm" draw:start-shape="id91" draw:start-glue-point="9" draw:end-shape="id58" draw:end-glue-point="5" svg:d="M42328 35427l845 845" svg:viewBox="0 0 846 846">
          <text:p text:style-name="P9"><text:span text:style-name="T3">Transfer</text:span></text:p>
        </draw:connector>
        <draw:connector draw:style-name="gr21" draw:text-style-name="P10" draw:layer="ConfigLayout" draw:type="curve" draw:line-skew="2.029cm" svg:x1="27.45cm" svg:y1="23.498cm" svg:x2="42.151cm" svg:y2="35cm" draw:start-shape="id64" draw:start-glue-point="0" draw:end-shape="id91" draw:end-glue-point="4" svg:d="M27450 23498c0 2292 14701-3459 14701 11502" svg:viewBox="0 0 14702 11503">
          <text:p/>
        </draw:connector>
        <draw:g xml:id="id92" draw:id="id92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1.974cm" svg:y2="35.427cm" draw:start-shape="id92" draw:start-glue-point="1" draw:end-shape="id91" draw:end-glue-point="7" svg:d="M37900 36401l4074-974" svg:viewBox="0 0 4075 975">
          <text:p/>
        </draw:connector>
        <draw:connector draw:style-name="gr15" draw:text-style-name="P10" draw:layer="ConfigLayout" draw:type="curve" svg:x1="40.751cm" svg:y1="109.101cm" svg:x2="52.601cm" svg:y2="57.299cm" draw:start-shape="id5" draw:start-glue-point="4" draw:end-shape="id47" draw:end-glue-point="4" svg:d="M40751 109101c0-38700 11850-12799 11850-51802" svg:viewBox="0 0 11851 51803">
          <text:p text:style-name="P9"><text:span text:style-name="T3">Reset</text:span></text:p>
        </draw:connector>
        <draw:connector draw:style-name="gr15" draw:text-style-name="P10" draw:layer="ConfigLayout" draw:type="curve" svg:x1="42.151cm" svg:y1="35.5cm" svg:x2="52.601cm" svg:y2="57.299cm" draw:start-shape="id91" draw:start-glue-point="8" draw:end-shape="id47" draw:end-glue-point="4" svg:d="M42151 35500c0 14533 3483 21799 10450 21799" svg:viewBox="0 0 10451 21800">
          <text:p text:style-name="P9"><text:span text:style-name="T3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1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99cm" svg:y2="57.299cm" draw:start-shape="id5" draw:start-glue-point="4" draw:end-shape="id47" draw:end-glue-point="5" svg:d="M40751 109101c0-38700 21948-12799 21948-51802" svg:viewBox="0 0 21949 51803">
          <text:p text:style-name="P9"><text:span text:style-name="T3">Reset</text:span></text:p>
        </draw:connector>
        <draw:connector draw:style-name="gr15" draw:text-style-name="P10" draw:layer="ConfigLayout" draw:type="curve" draw:line-skew="11.949cm" svg:x1="40.751cm" svg:y1="109.101cm" svg:x2="55.601cm" svg:y2="10.799cm" draw:start-shape="id5" draw:start-glue-point="4" draw:end-shape="id65" draw:end-glue-point="6" svg:d="M40751 109101c0-55651 14850-6501 14850-98302" svg:viewBox="0 0 14851 98303">
          <text:p text:style-name="P9"><text:span text:style-name="T3">Reset</text:span></text:p>
        </draw:connector>
        <draw:connector draw:style-name="gr39" draw:text-style-name="P16" draw:layer="layout" draw:type="curve" draw:line-skew="9.499cm" svg:x1="43.4cm" svg:y1="80.65cm" svg:x2="74.301cm" svg:y2="49.199cm" draw:start-shape="id30" draw:start-glue-point="10" draw:end-shape="id60" draw:end-glue-point="6" svg:d="M43400 80650c37275 0 21825-31451 30901-31451" svg:viewBox="0 0 30902 31452">
          <text:p text:style-name="P9"><text:span text:style-name="T9"/></text:p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76.817cm" svg:y="44.3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74.489cm" svg:y="41.6cm" svg:viewBox="0 0 9722 7480" draw:points="0,7480 9722,7480 4858,0">
            <text:p/>
          </draw:polygon>
          <draw:custom-shape draw:style-name="gr4" draw:text-style-name="P5" draw:layer="layout" svg:width="0.486cm" svg:height="0.5cm" svg:x="74.1cm" svg:y="48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114cm" svg:y="4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9.107cm" svg:y="4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81.6cm" svg:y1="41.201cm" svg:x2="79.398cm" svg:y2="41.4cm" draw:start-shape="id93" draw:start-glue-point="3" draw:end-shape="id60" draw:end-glue-point="5" svg:d="M81600 41201l-2202 199" svg:viewBox="0 0 2203 200">
          <text:p/>
        </draw:connector>
        <draw:g xml:id="id61" draw:id="id61">
          <draw:g>
            <draw:custom-shape draw:style-name="gr16" draw:text-style-name="P10" draw:layer="ConfigLayout" svg:width="0.8cm" svg:height="0.3cm" svg:x="86.2cm" svg:y="4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7cm" svg:y="46.9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6.2cm" svg:y="47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4cm" svg:y="4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9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9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88.4cm" svg:y="4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6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6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6.2cm" svg:y="48.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5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8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9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9.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9.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86.2cm" svg:y="47cm">
            <text:p/>
            <draw:enhanced-geometry svg:viewBox="0 0 21600 21600" draw:type="rectangle" draw:enhanced-path="M 0 0 L 21600 0 21600 21600 0 21600 0 0 Z N"/>
          </draw:custom-shape>
        </draw:g>
        <draw:g xml:id="id93" draw:id="id93">
          <draw:g>
            <draw:custom-shape draw:style-name="gr16" draw:text-style-name="P10" draw:layer="ConfigLayout" svg:width="0.8cm" svg:height="0.3cm" svg:x="81.6cm" svg:y="4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6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1.6cm" svg:y="4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9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1.6cm" svg:y="4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3.8cm" svg:y="4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1.6cm" svg:y="41.5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7cm" svg:y="41.5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3" draw:id="id63">
          <draw:g>
            <draw:custom-shape draw:style-name="gr16" draw:text-style-name="P10" draw:layer="ConfigLayout" svg:width="0.8cm" svg:height="0.3cm" svg:x="71.6cm" svg:y="40.5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5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1.6cm" svg:y="40.8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1.6cm" svg:y="41.1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3.8cm" svg:y="41.4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1.6cm" svg:y="41.4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2.7cm" svg:y="41.4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9" draw:text-style-name="P16" draw:layer="layout" draw:type="curve" draw:line-skew="-12.275cm" svg:x1="65.698cm" svg:y1="10.798cm" svg:x2="79.35cm" svg:y2="41.1cm" draw:start-shape="id65" draw:start-glue-point="4" draw:end-shape="id60" draw:end-glue-point="0" svg:d="M65698 10798c0 4467 13652-10684 13652 30302" svg:viewBox="0 0 13653 30303">
          <text:p text:style-name="P9"><text:span text:style-name="T9">Key</text:span></text:p>
        </draw:connector>
        <draw:g xml:id="id96" draw:id="id96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connector draw:style-name="gr28" draw:text-style-name="P16" draw:layer="ConfigLayout" draw:type="curve" draw:line-skew="19.349cm" svg:x1="30.2cm" svg:y1="86.75cm" svg:x2="97.401cm" svg:y2="57.099cm" draw:start-shape="id25" draw:start-glue-point="10" draw:end-shape="id94" draw:end-glue-point="6" svg:d="M30200 86750c79275 0 45675-29651 67201-29651" svg:viewBox="0 0 67202 29652">
          <text:p/>
        </draw:connector>
        <draw:g xml:id="id95" draw:id="id95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95" draw:start-glue-point="3" draw:end-shape="id94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96" draw:start-glue-point="1" draw:end-shape="id94" draw:end-glue-point="6" svg:d="M96000 55751l1401 1348" svg:viewBox="0 0 1402 1349">
          <text:p/>
        </draw:connector>
        <draw:g xml:id="id97" draw:id="id97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97" draw:start-glue-point="3" draw:end-shape="id94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8" draw:text-style-name="P16" draw:layer="ConfigLayout" draw:type="curve" svg:x1="107.498cm" svg:y1="57.098cm" svg:x2="84.298cm" svg:y2="98.903cm" draw:start-shape="id94" draw:start-glue-point="4" draw:end-shape="id7" draw:end-glue-point="5" svg:d="M107498 57098c0 31281-23200 10379-23200 41805" svg:viewBox="0 0 23201 41806">
          <text:p/>
        </draw:connector>
        <draw:g xml:id="id98" draw:id="id98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99" draw:id="id99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98" draw:start-glue-point="1" draw:end-shape="id99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99" draw:start-glue-point="8" draw:end-shape="id7" svg:d="M83450 96901l800 1702" svg:viewBox="0 0 801 1703">
          <text:p/>
        </draw:connector>
        <draw:g xml:id="id78" draw:id="id78">
          <draw:g>
            <draw:custom-shape draw:style-name="gr16" draw:text-style-name="P10" draw:layer="ConfigLayout" svg:width="0.8cm" svg:height="0.3cm" svg:x="69.3cm" svg:y="28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28.7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9.3cm" svg:y="29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1.5cm" svg:y="29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6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6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71.5cm" svg:y="29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3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29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69.3cm" svg:y="29.9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9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2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5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8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69.3cm" svg:y="28.7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draw:line-skew="11.031cm" svg:x1="21.827cm" svg:y1="70.373cm" svg:x2="98.601cm" svg:y2="22.651cm" draw:start-shape="id37" draw:start-glue-point="11" draw:end-shape="id81" draw:end-glue-point="6" svg:d="M21827 70373c74182 0 35796-47722 76774-47722" svg:viewBox="0 0 76775 47723">
          <text:p text:style-name="P9"><text:span text:style-name="T3"/></text:p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ConfigLayout" svg:width="5.549cm" svg:height="4.74cm" svg:x="55.117cm" svg:y="52.4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ConfigLayout" svg:width="9.721cm" svg:height="7.479cm" svg:x="52.789cm" svg:y="49.7cm" svg:viewBox="0 0 9722 7480" draw:points="0,7480 9722,7480 4858,0">
            <text:p/>
          </draw:polygon>
          <draw:custom-shape draw:style-name="gr4" draw:text-style-name="P5" draw:layer="ConfigLayout" svg:width="0.486cm" svg:height="0.5cm" svg:x="52.4cm" svg:y="5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62.414cm" svg:y="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57.407cm" svg:y="4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57.4cm" svg:y="5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6" draw:layer="ConfigLayout" draw:type="curve" draw:line-skew="-3.703cm" svg:x1="57.601cm" svg:y1="53.899cm" svg:x2="62.699cm" svg:y2="57.299cm" draw:start-shape="id47" draw:start-glue-point="7" draw:end-shape="id47" draw:end-glue-point="5" svg:d="M57601 53899c0 600 5098-1100 5098 3400" svg:viewBox="0 0 5099 3401">
          <text:p/>
        </draw:connector>
        <draw:g xml:id="id1" draw:id="id1">
          <draw:g>
            <draw:custom-shape draw:style-name="gr16" draw:text-style-name="P10" draw:layer="ConfigLayout" svg:width="0.8cm" svg:height="0.3cm" svg:x="36.5cm" svg:y="103.5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7.3cm" svg:y="103.4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6.5cm" svg:y="103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7.3cm" svg:y="103.7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6.5cm" svg:y="104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8.7cm" svg:y="104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6.5cm" svg:y="104.7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6cm" svg:y="104.7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8.7cm" svg:y="104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ConfigLayout" svg:width="1.8cm" svg:height="0.3cm" svg:x="36.5cm" svg:y="104.4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3" draw:text-style-name="P10" draw:layer="ConfigLayout" svg:width="0.4cm" svg:height="0.3cm" svg:x="38.3cm" svg:y="104.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8.7cm" svg:y="10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6.5cm" svg:y="105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6cm" svg:y="105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8.7cm" svg:y="105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6.5cm" svg:y="105.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6cm" svg:y="105.3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8" draw:id="id68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2.151cm" svg:y1="35.5cm" svg:x2="36.599cm" svg:y2="79.399cm" draw:start-shape="id91" draw:start-glue-point="8" draw:end-shape="id20" draw:end-glue-point="4" svg:d="M42151 35500c0 29266-1850 43899-5552 43899" svg:viewBox="0 0 5553 43900">
          <text:p text:style-name="P9"><text:span text:style-name="T3">Active</text:span></text:p>
        </draw:connector>
        <draw:connector draw:style-name="gr15" draw:text-style-name="P10" draw:layer="ConfigLayout" draw:type="curve" svg:x1="42.151cm" svg:y1="35.5cm" svg:x2="41.239cm" svg:y2="79.247cm" draw:start-shape="id91" draw:start-glue-point="8" draw:end-shape="id28" draw:end-glue-point="5" svg:d="M42151 35500c0 32757-912 10884-912 43747" svg:viewBox="0 0 913 43748">
          <text:p text:style-name="P9"><text:span text:style-name="T3">Active</text:span></text:p>
        </draw:connector>
        <draw:connector draw:style-name="gr15" draw:text-style-name="P10" draw:layer="ConfigLayout" draw:type="curve" draw:line-skew="0.752cm" svg:x1="41.901cm" svg:y1="35.25cm" svg:x2="38.301cm" svg:y2="45.7cm" draw:start-shape="id91" draw:start-glue-point="6" draw:end-shape="id46" draw:end-glue-point="6" svg:d="M41901 35250c-5325 0-3525 10450-3600 10450" svg:viewBox="0 0 3835 10451">
          <text:p text:style-name="P9"><text:span text:style-name="T3">Active</text:span></text:p>
        </draw:connector>
        <draw:custom-shape draw:style-name="gr5" draw:text-style-name="P6" xml:id="id45" draw:id="id45" draw:layer="ConfigLayout" svg:width="0.5cm" svg:height="0.5cm" svg:x="38.867cm" svg:y="79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9.367cm" svg:y1="79.425cm" svg:x2="41.166cm" svg:y2="79.424cm" draw:start-shape="id45" draw:start-glue-point="10" draw:end-shape="id28" draw:end-glue-point="6" svg:d="M39367 79425l1799-1" svg:viewBox="0 0 1800 2">
          <text:p/>
        </draw:connector>
        <draw:g xml:id="id59" draw:id="id59">
          <draw:g>
            <draw:custom-shape draw:style-name="gr16" draw:text-style-name="P10" draw:layer="ConfigLayout" svg:width="0.8cm" svg:height="0.3cm" svg:x="69.3cm" svg:y="47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47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69.3cm" svg:y="47.8cm">
            <text:p/>
            <draw:enhanced-geometry svg:viewBox="0 0 21600 21600" draw:type="rectangle" draw:enhanced-path="M 0 0 L 21600 0 21600 21600 0 21600 0 0 Z N"/>
          </draw:custom-shape>
        </draw:g>
        <draw:g xml:id="id100" draw:id="id100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100" draw:start-glue-point="0" draw:end-shape="id45" draw:end-glue-point="8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2.151cm" svg:y1="35.5cm" svg:x2="39.294cm" svg:y2="79.248cm" draw:start-shape="id91" draw:start-glue-point="8" draw:end-shape="id45" draw:end-glue-point="11" svg:d="M42151 35500c0 32757-2857 10883-2857 43748" svg:viewBox="0 0 2858 43749">
          <text:p text:style-name="P9"><text:span text:style-name="T3">Active</text:span></text:p>
        </draw:connector>
        <draw:g xml:id="id101" draw:id="id101">
          <draw:g>
            <draw:custom-shape draw:style-name="gr44" draw:text-style-name="P10" draw:layer="ConfigLayout" svg:width="1.285cm" svg:height="0.3cm" svg:x="7.5cm" svg:y="7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10" draw:layer="ConfigLayout" svg:width="4.015cm" svg:height="0.3cm" svg:x="8.785cm" svg:y="70.9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1.285cm" svg:height="0.3cm" svg:x="7.5cm" svg:y="71.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10" draw:layer="ConfigLayout" svg:width="4.015cm" svg:height="0.3cm" svg:x="8.785cm" svg:y="71.2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6" draw:text-style-name="P10" draw:layer="ConfigLayout" svg:width="5.3cm" svg:height="0.3cm" svg:x="7.5cm" svg:y="71.6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7" draw:text-style-name="P10" draw:layer="ConfigLayout" svg:width="1.767cm" svg:height="0.3cm" svg:x="11.033cm" svg:y="7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47" draw:text-style-name="P10" draw:layer="ConfigLayout" svg:width="1.767cm" svg:height="0.3cm" svg:x="7.5cm" svg:y="72.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1.766cm" svg:height="0.3cm" svg:x="9.267cm" svg:y="72.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1.767cm" svg:height="0.3cm" svg:x="11.033cm" svg:y="7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7" draw:text-style-name="P10" draw:layer="ConfigLayout" svg:width="1.767cm" svg:height="0.3cm" svg:x="7.5cm" svg:y="71.9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1.766cm" svg:height="0.3cm" svg:x="9.267cm" svg:y="71.9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0.2cm" svg:height="1.9cm" svg:x="12.6cm" svg:y="72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ConfigLayout" svg:width="1cm" svg:height="1.9cm" svg:x="7.5cm" svg:y="72.5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ConfigLayout" svg:width="4.1cm" svg:height="1.9cm" svg:x="8.5cm" svg:y="72.5cm">
                <text:p text:style-name="P9"><text:span text:style-name="T3">Level^</text:span><text:span text:style-name="T3"><text:a xlink:href="data:0,SimTime" xlink:type="simple">Data:0,SimTime</text:a></text:span><text:span text:style-name="T3">^Dat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20" xml:id="id102" draw:id="id102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2.8cm" svg:y1="72.699cm" svg:x2="21.1cm" svg:y2="72.55cm" draw:start-shape="id101" draw:end-shape="id102" draw:end-glue-point="6" svg:d="M12800 72699l8300-149" svg:viewBox="0 0 8301 150">
          <text:p/>
        </draw:connector>
        <draw:connector draw:style-name="gr11" draw:text-style-name="P10" draw:layer="ConfigLayout" draw:type="line" svg:x1="17.327cm" svg:y1="71.227cm" svg:x2="21.173cm" svg:y2="72.373cm" draw:start-shape="id33" draw:start-glue-point="9" draw:end-shape="id102" draw:end-glue-point="5" svg:d="M17327 71227l3846 1146" svg:viewBox="0 0 3847 1147">
          <text:p text:style-name="P21">KeyData</text:p>
        </draw:connector>
        <draw:connector draw:style-name="gr11" draw:text-style-name="P10" draw:layer="ConfigLayout" draw:type="line" svg:x1="21.527cm" svg:y1="72.373cm" svg:x2="21.473cm" svg:y2="70.727cm" draw:start-shape="id102" draw:start-glue-point="11" draw:end-shape="id37" draw:end-glue-point="7" svg:d="M21527 72373l-54-1646" svg:viewBox="0 0 55 1647">
          <text:p text:style-name="P9"><text:span text:style-name="T3">Transf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1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6T17:49:29.173000000</dc:date>
    <meta:editing-duration>P1DT2H3S</meta:editing-duration>
    <meta:editing-cycles>165</meta:editing-cycles>
    <meta:print-date>2017-03-27T16:23:16.318000000</meta:print-date>
    <meta:document-statistic meta:object-count="1141"/>
  </office:meta>
</office:document-meta>
</file>